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svg:stroke-opacity="100%" draw:fill="solid" draw:fill-color="#ffe994" draw:opacity="100%" draw:textarea-horizontal-align="center" draw:textarea-vertical-align="middle" draw:auto-grow-height="false" draw:auto-grow-width="false" fo:min-height="8.191cm" fo:min-width="7.06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8.638cm" fo:min-width="7.514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svg:stroke-opacity="100%" draw:fill="solid" draw:fill-color="#ffaa95" draw:opacity="100%" draw:textarea-horizontal-align="center" draw:textarea-vertical-align="middle" draw:auto-grow-height="false" draw:auto-grow-width="false" fo:min-height="8.191cm" fo:min-width="7.068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e99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8f2a1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aa95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68a1a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654cm" svg:height="9.948cm" svg:x="5.659cm" svg:y="1cm">
            <text:p text:style-name="P1"><text:span text:style-name="T1">Command Line Interface</text:span></text:p>
  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4" draw:layer="layout" svg:width="8.657cm" svg:height="9.951cm" svg:x="1.2cm" svg:y="8.944cm">
            <text:p text:style-name="P3"><text:span text:style-name="T2">Android OS Interface</text:span></text:p>
  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3" draw:text-style-name="P6" draw:layer="layout" svg:width="8.657cm" svg:height="9.948cm" svg:x="10.043cm" svg:y="8.949cm">
            <text:p text:style-name="P5"><text:span text:style-name="T3">Forecasting Engine</text:span></text:p>
  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dor Balabanov</meta:initial-creator>
    <meta:creation-date>2021-09-19T14:03:45.948006896</meta:creation-date>
    <dc:date>2021-09-19T14:10:59.195887699</dc:date>
    <dc:creator>Todor Balabanov</dc:creator>
    <meta:editing-duration>PT7M13S</meta:editing-duration>
    <meta:editing-cycles>3</meta:editing-cycles>
    <meta:generator>LibreOffice/7.0.6.2$MacOSX_X86_64 LibreOffice_project/144abb84a525d8e30c9dbbefa69cbbf2d8d4ae3b</meta:generator>
    <meta:document-statistic meta:object-count="4"/>
  </office:meta>
</office:document-meta>
</file>